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97cm"/>
    </style:style>
    <style:style style:name="gr7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1" style:family="graphic">
      <style:graphic-properties style:protect="size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8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9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9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9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0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0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0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0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05cm" fo:min-width="0cm"/>
    </style:style>
    <style:style style:name="gr11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8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8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9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9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9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9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9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9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9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9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9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9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0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0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0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20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20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20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20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20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20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8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1cm"/>
    </style:style>
    <style:style style:name="gr21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8cm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219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68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817cm" fo:min-width="0cm"/>
    </style:style>
    <style:style style:name="gr22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2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2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5cm" fo:min-width="1.416cm" fo:padding-top="0.125cm" fo:padding-bottom="0.125cm" fo:padding-left="0.25cm" fo:padding-right="0.25cm" draw:shadow="hidden" draw:shadow-offset-x="0.3cm" draw:shadow-offset-y="0.3cm" draw:shadow-color="#808080"/>
    </style:style>
    <style:style style:name="gr22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5cm" fo:min-width="1.276cm" fo:padding-top="0.125cm" fo:padding-bottom="0.125cm" fo:padding-left="0.25cm" fo:padding-right="0.25cm" draw:shadow="hidden" draw:shadow-offset-x="0.3cm" draw:shadow-offset-y="0.3cm" draw:shadow-color="#808080"/>
    </style:style>
    <style:style style:name="gr22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5cm" fo:min-width="0.332cm" fo:padding-top="0.125cm" fo:padding-bottom="0.125cm" fo:padding-left="0.25cm" fo:padding-right="0.25cm" draw:shadow="hidden" draw:shadow-offset-x="0.3cm" draw:shadow-offset-y="0.3cm" draw:shadow-color="#808080"/>
    </style:style>
    <style:style style:name="gr230" style:family="graphic" style:parent-style-name="objectwithoutfill">
      <style:graphic-properties draw:stroke="dash" draw:stroke-dash="Ultrafine_20_2_20_Dots_20_3_20_Dashes" draw:fill="none" draw:textarea-horizontal-align="center" draw:textarea-vertical-align="middle"/>
    </style:style>
    <style:style style:name="gr23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3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ndale Sans UI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P5" style:family="paragraph">
      <style:text-properties fo:font-size="20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10pt"/>
    </style:style>
    <style:style style:name="P9" style:family="paragraph">
      <style:text-properties fo:font-size="12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ndale Sans UI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6cm" svg:y1="14.2cm" svg:x2="10.5cm" svg:y2="19.7cm">
          <text:p/>
        </draw:line>
        <draw:line draw:style-name="gr1" draw:text-style-name="P1" draw:layer="layout" svg:x1="19cm" svg:y1="19.7cm" svg:x2="10.5cm" svg:y2="19.7cm">
          <text:p/>
        </draw:line>
        <draw:line draw:style-name="gr1" draw:text-style-name="P1" draw:layer="layout" svg:x1="6cm" svg:y1="14.2cm" svg:x2="19cm" svg:y2="19.7cm">
          <text:p/>
        </draw:line>
        <draw:line draw:style-name="gr1" draw:text-style-name="P1" draw:layer="layout" svg:x1="13.5cm" svg:y1="1cm" svg:x2="19cm" svg:y2="19.7cm">
          <text:p/>
        </draw:line>
        <draw:line draw:style-name="gr1" draw:text-style-name="P1" draw:layer="layout" svg:x1="13.5cm" svg:y1="1cm" svg:x2="10.5cm" svg:y2="19.7cm">
          <text:p/>
        </draw:line>
        <draw:line draw:style-name="gr1" draw:text-style-name="P1" draw:layer="layout" svg:x1="21cm" svg:y1="16.5cm" svg:x2="10.5cm" svg:y2="19.7cm">
          <text:p/>
        </draw:line>
        <draw:line draw:style-name="gr1" draw:text-style-name="P1" draw:layer="layout" svg:x1="13.5cm" svg:y1="1cm" svg:x2="6cm" svg:y2="14.2cm">
          <text:p/>
        </draw:line>
        <draw:frame draw:style-name="gr2" draw:layer="layout" svg:width="0.925cm" svg:height="0.963cm" svg:x="9.4cm" svg:y="19.5cm">
          <draw:text-box>
            <text:p>A</text:p>
          </draw:text-box>
        </draw:frame>
        <draw:frame draw:style-name="gr2" draw:layer="layout" svg:width="0.925cm" svg:height="0.963cm" svg:x="19.001cm" svg:y="19.501cm">
          <draw:text-box>
            <text:p>B</text:p>
          </draw:text-box>
        </draw:frame>
        <draw:frame draw:style-name="gr3" draw:layer="layout" svg:width="0.891cm" svg:height="0.963cm" svg:x="18.202cm" svg:y="16.402cm">
          <draw:text-box>
            <text:p>F</text:p>
          </draw:text-box>
        </draw:frame>
        <draw:frame draw:style-name="gr4" draw:layer="layout" svg:width="0.959cm" svg:height="0.963cm" svg:x="21.203cm" svg:y="15.203cm">
          <draw:text-box>
            <text:p>D</text:p>
          </draw:text-box>
        </draw:frame>
        <draw:frame draw:style-name="gr5" draw:layer="layout" svg:width="1.048cm" svg:height="0.963cm" svg:x="17.504cm" svg:y="14.104cm">
          <draw:text-box>
            <text:p>B'</text:p>
          </draw:text-box>
        </draw:frame>
        <draw:frame draw:style-name="gr6" draw:layer="layout" svg:width="0.997cm" svg:height="0.963cm" svg:x="13.505cm" svg:y="0.505cm">
          <draw:text-box>
            <text:p>G</text:p>
          </draw:text-box>
        </draw:frame>
        <draw:frame draw:style-name="gr4" draw:layer="layout" svg:width="0.959cm" svg:height="0.963cm" svg:x="4.906cm" svg:y="13.706cm">
          <draw:text-box>
            <text:p>C</text:p>
          </draw:text-box>
        </draw:frame>
        <draw:line draw:style-name="gr7" draw:text-style-name="P1" draw:layer="layout" svg:x1="17.5cm" svg:y1="15cm" svg:x2="10.5cm" svg:y2="19.7cm">
          <text:p/>
        </draw:line>
        <draw:path draw:style-name="gr1" draw:text-style-name="P1" draw:layer="layout" svg:width="0.285cm" svg:height="0.502cm" svg:x="12.011cm" svg:y="19.221cm" svg:viewBox="0 0 286 503" svg:d="M0 22c209-102 244 179 286 301l-15 150-15 30">
          <text:p/>
        </draw:path>
        <draw:frame draw:style-name="gr8" draw:layer="layout" svg:width="0.87cm" svg:height="0.963cm" svg:x="12.2cm" svg:y="18.848cm">
          <draw:text-box>
            <text:p>α</text:p>
          </draw:text-box>
        </draw:frame>
        <draw:path draw:style-name="gr1" draw:text-style-name="P1" draw:layer="layout" svg:width="0.21cm" svg:height="0.571cm" svg:x="12.176cm" svg:y="18.565cm" svg:viewBox="0 0 211 572" svg:d="M0 0c98 132 205 278 211 451v121">
          <text:p/>
        </draw:path>
        <draw:frame draw:style-name="gr9" draw:layer="layout" svg:width="0.853cm" svg:height="0.963cm" svg:x="12.2cm" svg:y="18.2cm">
          <draw:text-box>
            <text:p>1</text:p>
          </draw:text-box>
        </draw:frame>
        <draw:path draw:style-name="gr1" draw:text-style-name="P1" draw:layer="layout" svg:width="0.691cm" svg:height="0.391cm" svg:x="10.673cm" svg:y="18.745cm" svg:viewBox="0 0 692 392" svg:d="M0 16c153-21 344-46 451 105l150 120 91 151">
          <text:p/>
        </draw:path>
        <draw:frame draw:style-name="gr9" draw:layer="layout" svg:width="0.853cm" svg:height="0.963cm" svg:x="10.9cm" svg:y="17.97cm">
          <draw:text-box>
            <text:p>2</text:p>
          </draw:text-box>
        </draw:frame>
        <draw:path draw:style-name="gr1" draw:text-style-name="P1" draw:layer="layout" svg:width="0.671cm" svg:height="0.273cm" svg:x="9.956cm" svg:y="18.803cm" svg:viewBox="0 0 672 274" svg:d="M11 274c-65-190 168-293 315-271h151l150 105 45 30">
          <text:p/>
        </draw:path>
        <draw:frame draw:style-name="gr9" draw:layer="layout" svg:width="0.853cm" svg:height="0.963cm" svg:x="9.736cm" svg:y="18cm">
          <draw:text-box>
            <text:p>3</text:p>
          </draw:text-box>
        </draw:frame>
        <draw:custom-shape draw:style-name="gr10" draw:text-style-name="P1" draw:layer="layout" svg:width="0.5cm" svg:height="0.5cm" draw:transform="rotate (0.31415926535892) translate (17.834cm 17.492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6cm" svg:y1="9cm" svg:x2="10.5cm" svg:y2="14.5cm">
          <text:p/>
        </draw:line>
        <draw:line draw:style-name="gr1" draw:text-style-name="P1" draw:layer="layout" svg:x1="21cm" svg:y1="14.5cm" svg:x2="10.5cm" svg:y2="14.5cm">
          <text:p/>
        </draw:line>
        <draw:line draw:style-name="gr1" draw:text-style-name="P1" draw:layer="layout" svg:x1="6cm" svg:y1="9cm" svg:x2="19cm" svg:y2="14.5cm">
          <text:p/>
        </draw:line>
        <draw:line draw:style-name="gr1" draw:text-style-name="P1" draw:layer="layout" svg:x1="22cm" svg:y1="2.7cm" svg:x2="18.5cm" svg:y2="16.5cm">
          <text:p/>
        </draw:line>
        <draw:line draw:style-name="gr1" draw:text-style-name="P1" draw:layer="layout" svg:x1="22cm" svg:y1="2.6cm" svg:x2="10.5cm" svg:y2="14.5cm">
          <text:p/>
        </draw:line>
        <draw:line draw:style-name="gr1" draw:text-style-name="P1" draw:layer="layout" svg:x1="20cm" svg:y1="17cm" svg:x2="10.5cm" svg:y2="14.5cm">
          <text:p/>
        </draw:line>
        <draw:line draw:style-name="gr1" draw:text-style-name="P1" draw:layer="layout" svg:x1="22cm" svg:y1="2.6cm" svg:x2="6cm" svg:y2="9cm">
          <text:p/>
        </draw:line>
        <draw:frame draw:style-name="gr2" draw:layer="layout" svg:width="0.925cm" svg:height="0.963cm" svg:x="9.6cm" svg:y="14.4cm">
          <draw:text-box>
            <text:p>A</text:p>
          </draw:text-box>
        </draw:frame>
        <draw:frame draw:style-name="gr2" draw:layer="layout" svg:width="0.925cm" svg:height="0.963cm" svg:x="19.001cm" svg:y="14.501cm">
          <draw:text-box>
            <text:p>B</text:p>
          </draw:text-box>
        </draw:frame>
        <draw:frame draw:style-name="gr3" draw:layer="layout" svg:width="0.891cm" svg:height="0.963cm" svg:x="18.502cm" svg:y="17.102cm">
          <draw:text-box>
            <text:p>F</text:p>
          </draw:text-box>
        </draw:frame>
        <draw:frame draw:style-name="gr4" draw:layer="layout" svg:width="0.959cm" svg:height="0.963cm" svg:x="19.903cm" svg:y="16.803cm">
          <draw:text-box>
            <text:p>D</text:p>
          </draw:text-box>
        </draw:frame>
        <draw:frame draw:style-name="gr5" draw:layer="layout" svg:width="1.048cm" svg:height="0.963cm" svg:x="17.504cm" svg:y="18.604cm">
          <draw:text-box>
            <text:p>B'</text:p>
          </draw:text-box>
        </draw:frame>
        <draw:frame draw:style-name="gr6" draw:layer="layout" svg:width="0.997cm" svg:height="0.963cm" svg:x="22.205cm" svg:y="1.905cm">
          <draw:text-box>
            <text:p>G</text:p>
          </draw:text-box>
        </draw:frame>
        <draw:frame draw:style-name="gr4" draw:layer="layout" svg:width="0.959cm" svg:height="0.963cm" svg:x="4.906cm" svg:y="8.506cm">
          <draw:text-box>
            <text:p>C</text:p>
          </draw:text-box>
        </draw:frame>
        <draw:line draw:style-name="gr7" draw:text-style-name="P1" draw:layer="layout" svg:x1="10.5cm" svg:y1="14.5cm" svg:x2="18cm" svg:y2="18.5cm">
          <text:p/>
        </draw:line>
        <draw:line draw:style-name="gr7" draw:text-style-name="P1" draw:layer="layout" svg:x1="18cm" svg:y1="18.5cm" svg:x2="18.5cm" svg:y2="16.5cm">
          <text:p/>
        </draw:line>
        <draw:path draw:style-name="gr1" draw:text-style-name="P1" draw:layer="layout" svg:width="0.238cm" svg:height="0.541cm" svg:x="12.639cm" svg:y="15.142cm" svg:viewBox="0 0 239 542" svg:d="M239 0c-3 170-51 343-159 478l-80 64">
          <text:p/>
        </draw:path>
        <draw:path draw:style-name="gr1" draw:text-style-name="P1" draw:layer="layout" svg:width="0.11cm" svg:height="0.493cm" svg:x="12.448cm" svg:y="14.488cm" svg:viewBox="0 0 111 494" svg:d="M111 0c-31 159 3 334-95 478l-16 16">
          <text:p/>
        </draw:path>
        <draw:path draw:style-name="gr1" draw:text-style-name="P1" draw:layer="layout" svg:width="0.142cm" svg:height="0.636cm" svg:x="11.093cm" svg:y="13.867cm" svg:viewBox="0 0 143 637" svg:d="M0 0c88 142 142 309 143 478v159">
          <text:p/>
        </draw:path>
        <draw:path draw:style-name="gr1" draw:text-style-name="P1" draw:layer="layout" svg:width="0.875cm" svg:height="0.16cm" svg:x="10.073cm" svg:y="13.865cm" svg:viewBox="0 0 876 161" svg:d="M876 161c-105-168-310-166-478-159h-159l-159 47-80 48">
          <text:p/>
        </draw:path>
        <draw:frame draw:style-name="gr8" draw:layer="layout" svg:width="0.87cm" svg:height="0.963cm" svg:x="12.558cm" svg:y="14.3cm">
          <draw:text-box>
            <text:p>α</text:p>
          </draw:text-box>
        </draw:frame>
        <draw:frame draw:style-name="gr9" draw:layer="layout" svg:width="0.853cm" svg:height="0.963cm" svg:x="12.7cm" svg:y="15.061cm">
          <draw:text-box>
            <text:p>1</text:p>
          </draw:text-box>
        </draw:frame>
        <draw:frame draw:style-name="gr9" draw:layer="layout" svg:width="0.853cm" svg:height="0.963cm" svg:x="11.192cm" svg:y="13.547cm">
          <draw:text-box>
            <text:p>2</text:p>
          </draw:text-box>
        </draw:frame>
        <draw:frame draw:style-name="gr9" draw:layer="layout" svg:width="0.853cm" svg:height="0.963cm" svg:x="10cm" svg:y="13cm">
          <draw:text-box>
            <text:p>3</text:p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2" draw:text-style-name="P2" draw:layer="layout" svg:x1="13.234cm" svg:y1="18.2cm" svg:x2="13.234cm" svg:y2="2.198cm">
          <text:p/>
        </draw:line>
        <draw:line draw:style-name="gr13" draw:text-style-name="P2" draw:layer="layout" svg:x1="4.235cm" svg:y1="10.198cm" svg:x2="23.234cm" svg:y2="10.198cm">
          <text:p/>
        </draw:line>
        <draw:line draw:style-name="gr14" draw:text-style-name="P2" draw:layer="layout" svg:x1="13.234cm" svg:y1="9.198cm" svg:x2="13.488cm" svg:y2="9.198cm">
          <text:p/>
        </draw:line>
        <draw:line draw:style-name="gr15" draw:text-style-name="P2" draw:layer="layout" svg:x1="14.234cm" svg:y1="10.152cm" svg:x2="14.234cm" svg:y2="9.898cm">
          <text:p/>
        </draw:line>
        <draw:line draw:style-name="gr16" draw:text-style-name="P2" draw:layer="layout" svg:x1="15.234cm" svg:y1="10.152cm" svg:x2="15.234cm" svg:y2="9.898cm">
          <text:p/>
        </draw:line>
        <draw:line draw:style-name="gr17" draw:text-style-name="P2" draw:layer="layout" svg:x1="16.234cm" svg:y1="10.152cm" svg:x2="16.234cm" svg:y2="9.898cm">
          <text:p/>
        </draw:line>
        <draw:line draw:style-name="gr18" draw:text-style-name="P2" draw:layer="layout" svg:x1="13.234cm" svg:y1="8.198cm" svg:x2="13.488cm" svg:y2="8.198cm">
          <text:p/>
        </draw:line>
        <draw:line draw:style-name="gr19" draw:text-style-name="P2" draw:layer="layout" svg:x1="13.234cm" svg:y1="7.198cm" svg:x2="13.488cm" svg:y2="7.198cm">
          <text:p/>
        </draw:line>
        <draw:line draw:style-name="gr20" draw:text-style-name="P2" draw:layer="layout" svg:x1="13.234cm" svg:y1="6.198cm" svg:x2="13.488cm" svg:y2="6.198cm">
          <text:p/>
        </draw:line>
        <draw:line draw:style-name="gr21" draw:text-style-name="P2" draw:layer="layout" svg:x1="13.234cm" svg:y1="5.198cm" svg:x2="13.488cm" svg:y2="5.198cm">
          <text:p/>
        </draw:line>
        <draw:line draw:style-name="gr22" draw:text-style-name="P2" draw:layer="layout" svg:x1="13.234cm" svg:y1="4.198cm" svg:x2="13.488cm" svg:y2="4.198cm">
          <text:p/>
        </draw:line>
        <draw:line draw:style-name="gr23" draw:text-style-name="P2" draw:layer="layout" svg:x1="12.834cm" svg:y1="11.198cm" svg:x2="13.088cm" svg:y2="11.198cm">
          <text:p/>
        </draw:line>
        <draw:line draw:style-name="gr24" draw:text-style-name="P2" draw:layer="layout" svg:x1="12.834cm" svg:y1="12.198cm" svg:x2="13.088cm" svg:y2="12.198cm">
          <text:p/>
        </draw:line>
        <draw:line draw:style-name="gr25" draw:text-style-name="P2" draw:layer="layout" svg:x1="12.834cm" svg:y1="13.198cm" svg:x2="13.088cm" svg:y2="13.198cm">
          <text:p/>
        </draw:line>
        <draw:line draw:style-name="gr26" draw:text-style-name="P2" draw:layer="layout" svg:x1="12.834cm" svg:y1="14.198cm" svg:x2="13.088cm" svg:y2="14.198cm">
          <text:p/>
        </draw:line>
        <draw:line draw:style-name="gr27" draw:text-style-name="P2" draw:layer="layout" svg:x1="12.834cm" svg:y1="15.198cm" svg:x2="13.088cm" svg:y2="15.198cm">
          <text:p/>
        </draw:line>
        <draw:line draw:style-name="gr28" draw:text-style-name="P2" draw:layer="layout" svg:x1="12.834cm" svg:y1="16.198cm" svg:x2="13.088cm" svg:y2="16.198cm">
          <text:p/>
        </draw:line>
        <draw:line draw:style-name="gr29" draw:text-style-name="P2" draw:layer="layout" svg:x1="12.834cm" svg:y1="17.198cm" svg:x2="13.088cm" svg:y2="17.198cm">
          <text:p/>
        </draw:line>
        <draw:line draw:style-name="gr30" draw:text-style-name="P2" draw:layer="layout" svg:x1="17.234cm" svg:y1="10.152cm" svg:x2="17.234cm" svg:y2="9.898cm">
          <text:p/>
        </draw:line>
        <draw:line draw:style-name="gr31" draw:text-style-name="P2" draw:layer="layout" svg:x1="18.234cm" svg:y1="10.152cm" svg:x2="18.234cm" svg:y2="9.898cm">
          <text:p/>
        </draw:line>
        <draw:line draw:style-name="gr32" draw:text-style-name="P2" draw:layer="layout" svg:x1="19.234cm" svg:y1="10.152cm" svg:x2="19.234cm" svg:y2="9.898cm">
          <text:p/>
        </draw:line>
        <draw:line draw:style-name="gr33" draw:text-style-name="P2" draw:layer="layout" svg:x1="20.234cm" svg:y1="10.152cm" svg:x2="20.234cm" svg:y2="9.898cm">
          <text:p/>
        </draw:line>
        <draw:line draw:style-name="gr34" draw:text-style-name="P2" draw:layer="layout" svg:x1="21.234cm" svg:y1="10.152cm" svg:x2="21.234cm" svg:y2="9.898cm">
          <text:p/>
        </draw:line>
        <draw:line draw:style-name="gr35" draw:text-style-name="P2" draw:layer="layout" svg:x1="12.234cm" svg:y1="10.152cm" svg:x2="12.234cm" svg:y2="9.898cm">
          <text:p/>
        </draw:line>
        <draw:line draw:style-name="gr36" draw:text-style-name="P2" draw:layer="layout" svg:x1="11.234cm" svg:y1="10.152cm" svg:x2="11.234cm" svg:y2="9.898cm">
          <text:p/>
        </draw:line>
        <draw:line draw:style-name="gr37" draw:text-style-name="P2" draw:layer="layout" svg:x1="10.234cm" svg:y1="10.152cm" svg:x2="10.234cm" svg:y2="9.898cm">
          <text:p/>
        </draw:line>
        <draw:line draw:style-name="gr38" draw:text-style-name="P2" draw:layer="layout" svg:x1="9.234cm" svg:y1="10.152cm" svg:x2="9.234cm" svg:y2="9.898cm">
          <text:p/>
        </draw:line>
        <draw:line draw:style-name="gr39" draw:text-style-name="P2" draw:layer="layout" svg:x1="8.234cm" svg:y1="10.152cm" svg:x2="8.234cm" svg:y2="9.898cm">
          <text:p/>
        </draw:line>
        <draw:line draw:style-name="gr40" draw:text-style-name="P2" draw:layer="layout" svg:x1="7.234cm" svg:y1="10.152cm" svg:x2="7.234cm" svg:y2="9.898cm">
          <text:p/>
        </draw:line>
        <draw:line draw:style-name="gr41" draw:text-style-name="P2" draw:layer="layout" svg:x1="6.234cm" svg:y1="10.152cm" svg:x2="6.234cm" svg:y2="9.898cm">
          <text:p/>
        </draw:line>
        <draw:line draw:style-name="gr42" draw:text-style-name="P2" draw:layer="layout" svg:x1="5.234cm" svg:y1="10.152cm" svg:x2="5.234cm" svg:y2="9.898cm">
          <text:p/>
        </draw:line>
        <draw:line draw:style-name="gr43" draw:text-style-name="P2" draw:layer="layout" svg:x1="5.234cm" svg:y1="9.198cm" svg:x2="21.234cm" svg:y2="9.198cm">
          <text:p/>
        </draw:line>
        <draw:line draw:style-name="gr44" draw:text-style-name="P2" draw:layer="layout" svg:x1="5.234cm" svg:y1="8.198cm" svg:x2="21.234cm" svg:y2="8.198cm">
          <text:p/>
        </draw:line>
        <draw:line draw:style-name="gr45" draw:text-style-name="P2" draw:layer="layout" svg:x1="5.234cm" svg:y1="7.198cm" svg:x2="21.234cm" svg:y2="7.198cm">
          <text:p/>
        </draw:line>
        <draw:line draw:style-name="gr46" draw:text-style-name="P2" draw:layer="layout" svg:x1="5.234cm" svg:y1="6.198cm" svg:x2="21.234cm" svg:y2="6.198cm">
          <text:p/>
        </draw:line>
        <draw:line draw:style-name="gr47" draw:text-style-name="P2" draw:layer="layout" svg:x1="5.234cm" svg:y1="5.198cm" svg:x2="21.234cm" svg:y2="5.198cm">
          <text:p/>
        </draw:line>
        <draw:line draw:style-name="gr48" draw:text-style-name="P2" draw:layer="layout" svg:x1="5.234cm" svg:y1="4.198cm" svg:x2="21.234cm" svg:y2="4.198cm">
          <text:p/>
        </draw:line>
        <draw:line draw:style-name="gr49" draw:text-style-name="P2" draw:layer="layout" svg:x1="5.234cm" svg:y1="11.198cm" svg:x2="21.234cm" svg:y2="11.198cm">
          <text:p/>
        </draw:line>
        <draw:line draw:style-name="gr50" draw:text-style-name="P2" draw:layer="layout" svg:x1="5.234cm" svg:y1="12.198cm" svg:x2="21.234cm" svg:y2="12.198cm">
          <text:p/>
        </draw:line>
        <draw:line draw:style-name="gr51" draw:text-style-name="P2" draw:layer="layout" svg:x1="5.234cm" svg:y1="13.198cm" svg:x2="21.234cm" svg:y2="13.198cm">
          <text:p/>
        </draw:line>
        <draw:line draw:style-name="gr52" draw:text-style-name="P2" draw:layer="layout" svg:x1="5.234cm" svg:y1="14.198cm" svg:x2="21.234cm" svg:y2="14.198cm">
          <text:p/>
        </draw:line>
        <draw:line draw:style-name="gr53" draw:text-style-name="P2" draw:layer="layout" svg:x1="5.234cm" svg:y1="15.198cm" svg:x2="21.234cm" svg:y2="15.198cm">
          <text:p/>
        </draw:line>
        <draw:line draw:style-name="gr54" draw:text-style-name="P2" draw:layer="layout" svg:x1="5.234cm" svg:y1="16.198cm" svg:x2="21.234cm" svg:y2="16.198cm">
          <text:p/>
        </draw:line>
        <draw:line draw:style-name="gr55" draw:text-style-name="P2" draw:layer="layout" svg:x1="5.234cm" svg:y1="17.198cm" svg:x2="21.234cm" svg:y2="17.198cm">
          <text:p/>
        </draw:line>
        <draw:line draw:style-name="gr56" draw:text-style-name="P2" draw:layer="layout" svg:x1="5.234cm" svg:y1="4.198cm" svg:x2="5.234cm" svg:y2="17.198cm">
          <text:p/>
        </draw:line>
        <draw:line draw:style-name="gr57" draw:text-style-name="P2" draw:layer="layout" svg:x1="6.234cm" svg:y1="4.198cm" svg:x2="6.234cm" svg:y2="17.198cm">
          <text:p/>
        </draw:line>
        <draw:line draw:style-name="gr58" draw:text-style-name="P2" draw:layer="layout" svg:x1="7.234cm" svg:y1="4.198cm" svg:x2="7.234cm" svg:y2="17.198cm">
          <text:p/>
        </draw:line>
        <draw:line draw:style-name="gr59" draw:text-style-name="P2" draw:layer="layout" svg:x1="8.234cm" svg:y1="4.198cm" svg:x2="8.234cm" svg:y2="17.198cm">
          <text:p/>
        </draw:line>
        <draw:line draw:style-name="gr60" draw:text-style-name="P2" draw:layer="layout" svg:x1="9.234cm" svg:y1="4.198cm" svg:x2="9.234cm" svg:y2="17.198cm">
          <text:p/>
        </draw:line>
        <draw:line draw:style-name="gr61" draw:text-style-name="P2" draw:layer="layout" svg:x1="10.234cm" svg:y1="4.198cm" svg:x2="10.234cm" svg:y2="17.198cm">
          <text:p/>
        </draw:line>
        <draw:line draw:style-name="gr62" draw:text-style-name="P2" draw:layer="layout" svg:x1="11.234cm" svg:y1="4.198cm" svg:x2="11.234cm" svg:y2="17.198cm">
          <text:p/>
        </draw:line>
        <draw:line draw:style-name="gr63" draw:text-style-name="P2" draw:layer="layout" svg:x1="21.234cm" svg:y1="10.152cm" svg:x2="21.234cm" svg:y2="9.898cm">
          <text:p/>
        </draw:line>
        <draw:line draw:style-name="gr64" draw:text-style-name="P2" draw:layer="layout" svg:x1="20.234cm" svg:y1="10.152cm" svg:x2="20.234cm" svg:y2="9.898cm">
          <text:p/>
        </draw:line>
        <draw:line draw:style-name="gr65" draw:text-style-name="P2" draw:layer="layout" svg:x1="19.234cm" svg:y1="10.152cm" svg:x2="19.234cm" svg:y2="9.898cm">
          <text:p/>
        </draw:line>
        <draw:line draw:style-name="gr66" draw:text-style-name="P2" draw:layer="layout" svg:x1="18.234cm" svg:y1="10.152cm" svg:x2="18.234cm" svg:y2="9.898cm">
          <text:p/>
        </draw:line>
        <draw:line draw:style-name="gr67" draw:text-style-name="P2" draw:layer="layout" svg:x1="17.234cm" svg:y1="10.152cm" svg:x2="17.234cm" svg:y2="9.898cm">
          <text:p/>
        </draw:line>
        <draw:line draw:style-name="gr68" draw:text-style-name="P2" draw:layer="layout" svg:x1="16.234cm" svg:y1="10.152cm" svg:x2="16.234cm" svg:y2="9.898cm">
          <text:p/>
        </draw:line>
        <draw:line draw:style-name="gr69" draw:text-style-name="P2" draw:layer="layout" svg:x1="15.234cm" svg:y1="10.152cm" svg:x2="15.234cm" svg:y2="9.898cm">
          <text:p/>
        </draw:line>
        <draw:line draw:style-name="gr70" draw:text-style-name="P2" draw:layer="layout" svg:x1="14.234cm" svg:y1="10.152cm" svg:x2="14.234cm" svg:y2="9.898cm">
          <text:p/>
        </draw:line>
        <draw:line draw:style-name="gr71" draw:text-style-name="P2" draw:layer="layout" svg:x1="14.234cm" svg:y1="4.198cm" svg:x2="14.234cm" svg:y2="17.198cm">
          <text:p/>
        </draw:line>
        <draw:line draw:style-name="gr72" draw:text-style-name="P2" draw:layer="layout" svg:x1="15.234cm" svg:y1="4.198cm" svg:x2="15.234cm" svg:y2="17.198cm">
          <text:p/>
        </draw:line>
        <draw:line draw:style-name="gr73" draw:text-style-name="P2" draw:layer="layout" svg:x1="16.234cm" svg:y1="4.198cm" svg:x2="16.234cm" svg:y2="17.198cm">
          <text:p/>
        </draw:line>
        <draw:line draw:style-name="gr74" draw:text-style-name="P2" draw:layer="layout" svg:x1="17.234cm" svg:y1="4.198cm" svg:x2="17.234cm" svg:y2="17.198cm">
          <text:p/>
        </draw:line>
        <draw:line draw:style-name="gr75" draw:text-style-name="P2" draw:layer="layout" svg:x1="18.234cm" svg:y1="4.198cm" svg:x2="18.234cm" svg:y2="17.198cm">
          <text:p/>
        </draw:line>
        <draw:line draw:style-name="gr76" draw:text-style-name="P2" draw:layer="layout" svg:x1="19.234cm" svg:y1="4.198cm" svg:x2="19.234cm" svg:y2="17.198cm">
          <text:p/>
        </draw:line>
        <draw:line draw:style-name="gr77" draw:text-style-name="P2" draw:layer="layout" svg:x1="20.234cm" svg:y1="4.198cm" svg:x2="20.234cm" svg:y2="17.198cm">
          <text:p/>
        </draw:line>
        <draw:line draw:style-name="gr78" draw:text-style-name="P2" draw:layer="layout" svg:x1="12.234cm" svg:y1="4.198cm" svg:x2="12.234cm" svg:y2="17.198cm">
          <text:p/>
        </draw:line>
        <draw:line draw:style-name="gr79" draw:text-style-name="P2" draw:layer="layout" svg:x1="21.234cm" svg:y1="4.198cm" svg:x2="21.234cm" svg:y2="17.198cm">
          <text:p/>
        </draw:line>
        <draw:frame draw:style-name="gr80" draw:text-style-name="P4" draw:layer="layout" svg:width="0.815cm" svg:height="0.64cm" svg:x="11.634cm" svg:y="10.098cm">
          <draw:text-box>
            <text:p text:style-name="P3"><text:span text:style-name="T1">-1</text:span></text:p>
          </draw:text-box>
        </draw:frame>
        <draw:frame draw:style-name="gr81" draw:text-style-name="P4" draw:layer="layout" svg:width="0.697cm" svg:height="0.64cm" svg:x="13.735cm" svg:y="10.098cm">
          <draw:text-box>
            <text:p text:style-name="P3"><text:span text:style-name="T1">1</text:span></text:p>
          </draw:text-box>
        </draw:frame>
        <draw:frame draw:style-name="gr82" draw:text-style-name="P4" draw:layer="layout" svg:width="0.697cm" svg:height="0.64cm" svg:x="14.736cm" svg:y="10.098cm">
          <draw:text-box>
            <text:p text:style-name="P3"><text:span text:style-name="T1">2</text:span></text:p>
          </draw:text-box>
        </draw:frame>
        <draw:frame draw:style-name="gr83" draw:text-style-name="P4" draw:layer="layout" svg:width="0.697cm" svg:height="0.64cm" svg:x="15.734cm" svg:y="10.058cm">
          <draw:text-box>
            <text:p text:style-name="P3"><text:span text:style-name="T1">3</text:span></text:p>
          </draw:text-box>
        </draw:frame>
        <draw:frame draw:style-name="gr84" draw:text-style-name="P4" draw:layer="layout" svg:width="0.697cm" svg:height="0.64cm" svg:x="16.738cm" svg:y="10.098cm">
          <draw:text-box>
            <text:p text:style-name="P3"><text:span text:style-name="T1">4</text:span></text:p>
          </draw:text-box>
        </draw:frame>
        <draw:frame draw:style-name="gr85" draw:text-style-name="P4" draw:layer="layout" svg:width="0.697cm" svg:height="0.64cm" svg:x="17.739cm" svg:y="10.098cm">
          <draw:text-box>
            <text:p text:style-name="P3"><text:span text:style-name="T1">5</text:span></text:p>
          </draw:text-box>
        </draw:frame>
        <draw:frame draw:style-name="gr86" draw:text-style-name="P4" draw:layer="layout" svg:width="0.697cm" svg:height="0.64cm" svg:x="18.74cm" svg:y="10.098cm">
          <draw:text-box>
            <text:p text:style-name="P3"><text:span text:style-name="T1">6</text:span></text:p>
          </draw:text-box>
        </draw:frame>
        <draw:frame draw:style-name="gr87" draw:text-style-name="P4" draw:layer="layout" svg:width="0.697cm" svg:height="0.64cm" svg:x="19.741cm" svg:y="10.098cm">
          <draw:text-box>
            <text:p text:style-name="P3"><text:span text:style-name="T1">6</text:span></text:p>
          </draw:text-box>
        </draw:frame>
        <draw:frame draw:style-name="gr88" draw:text-style-name="P4" draw:layer="layout" svg:width="0.697cm" svg:height="0.64cm" svg:x="20.742cm" svg:y="10.098cm">
          <draw:text-box>
            <text:p text:style-name="P3"><text:span text:style-name="T1">7</text:span></text:p>
          </draw:text-box>
        </draw:frame>
        <draw:frame draw:style-name="gr89" draw:text-style-name="P4" draw:layer="layout" svg:width="0.815cm" svg:height="0.64cm" svg:x="10.643cm" svg:y="10.098cm">
          <draw:text-box>
            <text:p text:style-name="P3"><text:span text:style-name="T1">-2</text:span></text:p>
          </draw:text-box>
        </draw:frame>
        <draw:frame draw:style-name="gr90" draw:text-style-name="P4" draw:layer="layout" svg:width="0.815cm" svg:height="0.64cm" svg:x="9.644cm" svg:y="10.098cm">
          <draw:text-box>
            <text:p text:style-name="P3"><text:span text:style-name="T1">-3</text:span></text:p>
          </draw:text-box>
        </draw:frame>
        <draw:frame draw:style-name="gr91" draw:text-style-name="P4" draw:layer="layout" svg:width="0.815cm" svg:height="0.64cm" svg:x="8.645cm" svg:y="10.098cm">
          <draw:text-box>
            <text:p text:style-name="P3"><text:span text:style-name="T1">-4</text:span></text:p>
          </draw:text-box>
        </draw:frame>
        <draw:frame draw:style-name="gr92" draw:text-style-name="P4" draw:layer="layout" svg:width="0.815cm" svg:height="0.64cm" svg:x="7.646cm" svg:y="10.098cm">
          <draw:text-box>
            <text:p text:style-name="P3"><text:span text:style-name="T1">-5</text:span></text:p>
          </draw:text-box>
        </draw:frame>
        <draw:frame draw:style-name="gr93" draw:text-style-name="P4" draw:layer="layout" svg:width="0.815cm" svg:height="0.64cm" svg:x="6.647cm" svg:y="10.098cm">
          <draw:text-box>
            <text:p text:style-name="P3"><text:span text:style-name="T1">-6</text:span></text:p>
          </draw:text-box>
        </draw:frame>
        <draw:frame draw:style-name="gr94" draw:text-style-name="P4" draw:layer="layout" svg:width="0.815cm" svg:height="0.64cm" svg:x="5.648cm" svg:y="10.098cm">
          <draw:text-box>
            <text:p text:style-name="P3"><text:span text:style-name="T1">-7</text:span></text:p>
          </draw:text-box>
        </draw:frame>
        <draw:frame draw:style-name="gr95" draw:text-style-name="P4" draw:layer="layout" svg:width="0.815cm" svg:height="0.64cm" svg:x="4.649cm" svg:y="10.098cm">
          <draw:text-box>
            <text:p text:style-name="P3"><text:span text:style-name="T1">-8</text:span></text:p>
          </draw:text-box>
        </draw:frame>
        <draw:frame draw:style-name="gr96" draw:text-style-name="P4" draw:layer="layout" svg:width="0.697cm" svg:height="0.64cm" svg:x="12.734cm" svg:y="9.098cm">
          <draw:text-box>
            <text:p text:style-name="P3"><text:span text:style-name="T1">1</text:span></text:p>
          </draw:text-box>
        </draw:frame>
        <draw:frame draw:style-name="gr97" draw:text-style-name="P4" draw:layer="layout" svg:width="0.697cm" svg:height="0.64cm" svg:x="12.735cm" svg:y="8.098cm">
          <draw:text-box>
            <text:p text:style-name="P3"><text:span text:style-name="T1">2</text:span></text:p>
          </draw:text-box>
        </draw:frame>
        <draw:frame draw:style-name="gr98" draw:text-style-name="P4" draw:layer="layout" svg:width="0.697cm" svg:height="0.64cm" svg:x="12.736cm" svg:y="7.098cm">
          <draw:text-box>
            <text:p text:style-name="P3"><text:span text:style-name="T1">3</text:span></text:p>
          </draw:text-box>
        </draw:frame>
        <draw:frame draw:style-name="gr99" draw:text-style-name="P4" draw:layer="layout" svg:width="0.697cm" svg:height="0.64cm" svg:x="12.737cm" svg:y="6.098cm">
          <draw:text-box>
            <text:p text:style-name="P3"><text:span text:style-name="T1">4</text:span></text:p>
          </draw:text-box>
        </draw:frame>
        <draw:frame draw:style-name="gr100" draw:text-style-name="P4" draw:layer="layout" svg:width="0.697cm" svg:height="0.64cm" svg:x="12.738cm" svg:y="5.098cm">
          <draw:text-box>
            <text:p text:style-name="P3"><text:span text:style-name="T1">5</text:span></text:p>
          </draw:text-box>
        </draw:frame>
        <draw:frame draw:style-name="gr101" draw:text-style-name="P4" draw:layer="layout" svg:width="0.697cm" svg:height="0.64cm" svg:x="12.739cm" svg:y="4.098cm">
          <draw:text-box>
            <text:p text:style-name="P3"><text:span text:style-name="T1">6</text:span></text:p>
          </draw:text-box>
        </draw:frame>
        <draw:frame draw:style-name="gr102" draw:text-style-name="P4" draw:layer="layout" svg:width="0.697cm" svg:height="0.64cm" svg:x="12.735cm" svg:y="10.098cm">
          <draw:text-box>
            <text:p text:style-name="P3"><text:span text:style-name="T1">0</text:span></text:p>
          </draw:text-box>
        </draw:frame>
        <draw:frame draw:style-name="gr103" draw:text-style-name="P4" draw:layer="layout" svg:width="0.815cm" svg:height="0.64cm" svg:x="12.636cm" svg:y="11.098cm">
          <draw:text-box>
            <text:p text:style-name="P3"><text:span text:style-name="T1">-1</text:span></text:p>
          </draw:text-box>
        </draw:frame>
        <draw:frame draw:style-name="gr104" draw:text-style-name="P4" draw:layer="layout" svg:width="0.815cm" svg:height="0.64cm" svg:x="12.637cm" svg:y="12.098cm">
          <draw:text-box>
            <text:p text:style-name="P3"><text:span text:style-name="T1">-2</text:span></text:p>
          </draw:text-box>
        </draw:frame>
        <draw:frame draw:style-name="gr105" draw:text-style-name="P4" draw:layer="layout" svg:width="0.815cm" svg:height="0.64cm" svg:x="12.638cm" svg:y="13.098cm">
          <draw:text-box>
            <text:p text:style-name="P3"><text:span text:style-name="T1">-3</text:span></text:p>
          </draw:text-box>
        </draw:frame>
        <draw:frame draw:style-name="gr106" draw:text-style-name="P4" draw:layer="layout" svg:width="0.815cm" svg:height="0.64cm" svg:x="12.639cm" svg:y="14.098cm">
          <draw:text-box>
            <text:p text:style-name="P3"><text:span text:style-name="T1">-4</text:span></text:p>
          </draw:text-box>
        </draw:frame>
        <draw:frame draw:style-name="gr107" draw:text-style-name="P4" draw:layer="layout" svg:width="0.815cm" svg:height="0.64cm" svg:x="12.64cm" svg:y="15.098cm">
          <draw:text-box>
            <text:p text:style-name="P3"><text:span text:style-name="T1">-5</text:span></text:p>
          </draw:text-box>
        </draw:frame>
        <draw:frame draw:style-name="gr108" draw:text-style-name="P4" draw:layer="layout" svg:width="0.815cm" svg:height="0.64cm" svg:x="12.641cm" svg:y="16.098cm">
          <draw:text-box>
            <text:p text:style-name="P3"><text:span text:style-name="T1">-6</text:span></text:p>
          </draw:text-box>
        </draw:frame>
        <draw:frame draw:style-name="gr109" draw:text-style-name="P4" draw:layer="layout" svg:width="0.815cm" svg:height="0.64cm" svg:x="12.642cm" svg:y="17.098cm">
          <draw:text-box>
            <text:p text:style-name="P3"><text:span text:style-name="T1">-7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10" draw:layer="layout" svg:width="24.5cm" svg:height="12.355cm" svg:x="2cm" svg:y="2cm">
          <draw:text-box>
            <text:p>27 题解</text:p>
            <text:p/>
            <text:p>（1）</text:p>
            <text:p>连接AB'。</text:p>
            <text:p/>
            <text:p>∵ ∠BAD = α， ∠DAE = 55°， ∠BAC = 110°</text:p>
            <text:p>∴ ∠CAG = ∠BAC - ∠EAD - ∠BAD = 110° - 55° - α = 55° - α <text:s text:c="6"/>(1)</text:p>
            <text:p>∵ FB = FB'， ∠AFB = ∠AFB' = 90°， AF = AF</text:p>
            <text:p>∴ △AFB ≌ △AFB' <text:s text:c="6"/>(SAS)</text:p>
            <text:p>∴ AB' = AB, ∠DAB' = ∠DAB = α <text:s text:c="6"/>(2) <text:s text:c="2"/></text:p>
            <text:p>∵ AC = AB, ∠GAB' = ∠DAG - ∠DAB' = 55°- α <text:s text:c="5"/>(2)</text:p>
            <text:p>∴ AC = AB'</text:p>
            <text:p>∵ AG = AG, AC = AB', ∠GAB' = 55° - α</text:p>
            <text:p>∴ △ACG ≌ △AB'G <text:s text:c="3"/>(SAS)</text:p>
            <text:p>∴ B'G = CG</text:p>
            <text:p/>
            <text:p><text:s/></text:p>
          </draw:text-box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111" draw:text-style-name="P2" draw:layer="layout" svg:x1="13.234cm" svg:y1="18.2cm" svg:x2="13.234cm" svg:y2="2.198cm">
          <text:p/>
        </draw:line>
        <draw:line draw:style-name="gr112" draw:text-style-name="P2" draw:layer="layout" svg:x1="4.235cm" svg:y1="10.198cm" svg:x2="23.234cm" svg:y2="10.198cm">
          <text:p/>
        </draw:line>
        <draw:line draw:style-name="gr113" draw:text-style-name="P2" draw:layer="layout" svg:x1="13.234cm" svg:y1="9.198cm" svg:x2="13.488cm" svg:y2="9.198cm">
          <text:p/>
        </draw:line>
        <draw:line draw:style-name="gr114" draw:text-style-name="P2" draw:layer="layout" svg:x1="14.234cm" svg:y1="10.152cm" svg:x2="14.234cm" svg:y2="9.898cm">
          <text:p/>
        </draw:line>
        <draw:line draw:style-name="gr115" draw:text-style-name="P2" draw:layer="layout" svg:x1="15.234cm" svg:y1="10.152cm" svg:x2="15.234cm" svg:y2="9.898cm">
          <text:p/>
        </draw:line>
        <draw:line draw:style-name="gr116" draw:text-style-name="P2" draw:layer="layout" svg:x1="16.234cm" svg:y1="10.152cm" svg:x2="16.234cm" svg:y2="9.898cm">
          <text:p/>
        </draw:line>
        <draw:line draw:style-name="gr117" draw:text-style-name="P2" draw:layer="layout" svg:x1="13.234cm" svg:y1="8.198cm" svg:x2="13.488cm" svg:y2="8.198cm">
          <text:p/>
        </draw:line>
        <draw:line draw:style-name="gr118" draw:text-style-name="P2" draw:layer="layout" svg:x1="13.234cm" svg:y1="7.198cm" svg:x2="13.488cm" svg:y2="7.198cm">
          <text:p/>
        </draw:line>
        <draw:line draw:style-name="gr119" draw:text-style-name="P2" draw:layer="layout" svg:x1="13.234cm" svg:y1="6.198cm" svg:x2="13.488cm" svg:y2="6.198cm">
          <text:p/>
        </draw:line>
        <draw:line draw:style-name="gr120" draw:text-style-name="P2" draw:layer="layout" svg:x1="13.234cm" svg:y1="5.198cm" svg:x2="13.488cm" svg:y2="5.198cm">
          <text:p/>
        </draw:line>
        <draw:line draw:style-name="gr121" draw:text-style-name="P2" draw:layer="layout" svg:x1="13.234cm" svg:y1="4.198cm" svg:x2="13.488cm" svg:y2="4.198cm">
          <text:p/>
        </draw:line>
        <draw:line draw:style-name="gr122" draw:text-style-name="P2" draw:layer="layout" svg:x1="12.834cm" svg:y1="11.198cm" svg:x2="13.088cm" svg:y2="11.198cm">
          <text:p/>
        </draw:line>
        <draw:line draw:style-name="gr123" draw:text-style-name="P2" draw:layer="layout" svg:x1="12.834cm" svg:y1="12.198cm" svg:x2="13.088cm" svg:y2="12.198cm">
          <text:p/>
        </draw:line>
        <draw:line draw:style-name="gr124" draw:text-style-name="P2" draw:layer="layout" svg:x1="12.834cm" svg:y1="13.198cm" svg:x2="13.088cm" svg:y2="13.198cm">
          <text:p/>
        </draw:line>
        <draw:line draw:style-name="gr125" draw:text-style-name="P2" draw:layer="layout" svg:x1="12.834cm" svg:y1="14.198cm" svg:x2="13.088cm" svg:y2="14.198cm">
          <text:p/>
        </draw:line>
        <draw:line draw:style-name="gr126" draw:text-style-name="P2" draw:layer="layout" svg:x1="12.834cm" svg:y1="15.198cm" svg:x2="13.088cm" svg:y2="15.198cm">
          <text:p/>
        </draw:line>
        <draw:line draw:style-name="gr127" draw:text-style-name="P2" draw:layer="layout" svg:x1="12.834cm" svg:y1="16.198cm" svg:x2="13.088cm" svg:y2="16.198cm">
          <text:p/>
        </draw:line>
        <draw:line draw:style-name="gr128" draw:text-style-name="P2" draw:layer="layout" svg:x1="12.834cm" svg:y1="17.198cm" svg:x2="13.088cm" svg:y2="17.198cm">
          <text:p/>
        </draw:line>
        <draw:line draw:style-name="gr129" draw:text-style-name="P2" draw:layer="layout" svg:x1="17.234cm" svg:y1="10.152cm" svg:x2="17.234cm" svg:y2="9.898cm">
          <text:p/>
        </draw:line>
        <draw:line draw:style-name="gr130" draw:text-style-name="P2" draw:layer="layout" svg:x1="18.234cm" svg:y1="10.152cm" svg:x2="18.234cm" svg:y2="9.898cm">
          <text:p/>
        </draw:line>
        <draw:line draw:style-name="gr131" draw:text-style-name="P2" draw:layer="layout" svg:x1="19.234cm" svg:y1="10.152cm" svg:x2="19.234cm" svg:y2="9.898cm">
          <text:p/>
        </draw:line>
        <draw:line draw:style-name="gr132" draw:text-style-name="P2" draw:layer="layout" svg:x1="20.234cm" svg:y1="10.152cm" svg:x2="20.234cm" svg:y2="9.898cm">
          <text:p/>
        </draw:line>
        <draw:line draw:style-name="gr133" draw:text-style-name="P2" draw:layer="layout" svg:x1="21.234cm" svg:y1="10.152cm" svg:x2="21.234cm" svg:y2="9.898cm">
          <text:p/>
        </draw:line>
        <draw:line draw:style-name="gr134" draw:text-style-name="P2" draw:layer="layout" svg:x1="12.234cm" svg:y1="10.152cm" svg:x2="12.234cm" svg:y2="9.898cm">
          <text:p/>
        </draw:line>
        <draw:line draw:style-name="gr135" draw:text-style-name="P2" draw:layer="layout" svg:x1="11.234cm" svg:y1="10.152cm" svg:x2="11.234cm" svg:y2="9.898cm">
          <text:p/>
        </draw:line>
        <draw:line draw:style-name="gr136" draw:text-style-name="P2" draw:layer="layout" svg:x1="10.234cm" svg:y1="10.152cm" svg:x2="10.234cm" svg:y2="9.898cm">
          <text:p/>
        </draw:line>
        <draw:line draw:style-name="gr137" draw:text-style-name="P2" draw:layer="layout" svg:x1="9.234cm" svg:y1="10.152cm" svg:x2="9.234cm" svg:y2="9.898cm">
          <text:p/>
        </draw:line>
        <draw:line draw:style-name="gr138" draw:text-style-name="P2" draw:layer="layout" svg:x1="8.234cm" svg:y1="10.152cm" svg:x2="8.234cm" svg:y2="9.898cm">
          <text:p/>
        </draw:line>
        <draw:line draw:style-name="gr139" draw:text-style-name="P2" draw:layer="layout" svg:x1="7.234cm" svg:y1="10.152cm" svg:x2="7.234cm" svg:y2="9.898cm">
          <text:p/>
        </draw:line>
        <draw:line draw:style-name="gr140" draw:text-style-name="P2" draw:layer="layout" svg:x1="6.234cm" svg:y1="10.152cm" svg:x2="6.234cm" svg:y2="9.898cm">
          <text:p/>
        </draw:line>
        <draw:line draw:style-name="gr141" draw:text-style-name="P2" draw:layer="layout" svg:x1="5.234cm" svg:y1="10.152cm" svg:x2="5.234cm" svg:y2="9.898cm">
          <text:p/>
        </draw:line>
        <draw:line draw:style-name="gr142" draw:text-style-name="P2" draw:layer="layout" svg:x1="5.234cm" svg:y1="9.198cm" svg:x2="21.234cm" svg:y2="9.198cm">
          <text:p/>
        </draw:line>
        <draw:line draw:style-name="gr143" draw:text-style-name="P2" draw:layer="layout" svg:x1="5.5cm" svg:y1="8.2cm" svg:x2="21.5cm" svg:y2="8.2cm">
          <text:p/>
        </draw:line>
        <draw:line draw:style-name="gr144" draw:text-style-name="P2" draw:layer="layout" svg:x1="5.234cm" svg:y1="7.198cm" svg:x2="21.234cm" svg:y2="7.198cm">
          <text:p/>
        </draw:line>
        <draw:line draw:style-name="gr145" draw:text-style-name="P2" draw:layer="layout" svg:x1="5.234cm" svg:y1="6.198cm" svg:x2="21.234cm" svg:y2="6.198cm">
          <text:p/>
        </draw:line>
        <draw:line draw:style-name="gr146" draw:text-style-name="P2" draw:layer="layout" svg:x1="5.234cm" svg:y1="5.198cm" svg:x2="21.234cm" svg:y2="5.198cm">
          <text:p/>
        </draw:line>
        <draw:line draw:style-name="gr147" draw:text-style-name="P2" draw:layer="layout" svg:x1="5.234cm" svg:y1="4.198cm" svg:x2="21.234cm" svg:y2="4.198cm">
          <text:p/>
        </draw:line>
        <draw:line draw:style-name="gr148" draw:text-style-name="P2" draw:layer="layout" svg:x1="5.234cm" svg:y1="11.198cm" svg:x2="21.234cm" svg:y2="11.198cm">
          <text:p/>
        </draw:line>
        <draw:line draw:style-name="gr149" draw:text-style-name="P2" draw:layer="layout" svg:x1="5.234cm" svg:y1="12.198cm" svg:x2="21.234cm" svg:y2="12.198cm">
          <text:p/>
        </draw:line>
        <draw:line draw:style-name="gr150" draw:text-style-name="P2" draw:layer="layout" svg:x1="5.234cm" svg:y1="13.198cm" svg:x2="21.234cm" svg:y2="13.198cm">
          <text:p/>
        </draw:line>
        <draw:line draw:style-name="gr151" draw:text-style-name="P2" draw:layer="layout" svg:x1="5.234cm" svg:y1="14.198cm" svg:x2="21.234cm" svg:y2="14.198cm">
          <text:p/>
        </draw:line>
        <draw:line draw:style-name="gr152" draw:text-style-name="P2" draw:layer="layout" svg:x1="5.234cm" svg:y1="15.198cm" svg:x2="21.234cm" svg:y2="15.198cm">
          <text:p/>
        </draw:line>
        <draw:line draw:style-name="gr153" draw:text-style-name="P2" draw:layer="layout" svg:x1="5.234cm" svg:y1="16.198cm" svg:x2="21.234cm" svg:y2="16.198cm">
          <text:p/>
        </draw:line>
        <draw:line draw:style-name="gr154" draw:text-style-name="P2" draw:layer="layout" svg:x1="5.234cm" svg:y1="17.198cm" svg:x2="21.234cm" svg:y2="17.198cm">
          <text:p/>
        </draw:line>
        <draw:line draw:style-name="gr155" draw:text-style-name="P2" draw:layer="layout" svg:x1="5.234cm" svg:y1="4.198cm" svg:x2="5.234cm" svg:y2="17.198cm">
          <text:p/>
        </draw:line>
        <draw:line draw:style-name="gr156" draw:text-style-name="P2" draw:layer="layout" svg:x1="6.234cm" svg:y1="4.198cm" svg:x2="6.234cm" svg:y2="17.198cm">
          <text:p/>
        </draw:line>
        <draw:line draw:style-name="gr157" draw:text-style-name="P2" draw:layer="layout" svg:x1="7.234cm" svg:y1="4.198cm" svg:x2="7.234cm" svg:y2="17.198cm">
          <text:p/>
        </draw:line>
        <draw:line draw:style-name="gr158" draw:text-style-name="P2" draw:layer="layout" svg:x1="8.234cm" svg:y1="4.198cm" svg:x2="8.234cm" svg:y2="17.198cm">
          <text:p/>
        </draw:line>
        <draw:line draw:style-name="gr159" draw:text-style-name="P2" draw:layer="layout" svg:x1="9.234cm" svg:y1="4.198cm" svg:x2="9.234cm" svg:y2="17.198cm">
          <text:p/>
        </draw:line>
        <draw:line draw:style-name="gr160" draw:text-style-name="P2" draw:layer="layout" svg:x1="10.234cm" svg:y1="4.198cm" svg:x2="10.234cm" svg:y2="17.198cm">
          <text:p/>
        </draw:line>
        <draw:line draw:style-name="gr161" draw:text-style-name="P2" draw:layer="layout" svg:x1="11.234cm" svg:y1="4.198cm" svg:x2="11.234cm" svg:y2="17.198cm">
          <text:p/>
        </draw:line>
        <draw:line draw:style-name="gr162" draw:text-style-name="P2" draw:layer="layout" svg:x1="21.234cm" svg:y1="10.152cm" svg:x2="21.234cm" svg:y2="9.898cm">
          <text:p/>
        </draw:line>
        <draw:line draw:style-name="gr163" draw:text-style-name="P2" draw:layer="layout" svg:x1="20.234cm" svg:y1="10.152cm" svg:x2="20.234cm" svg:y2="9.898cm">
          <text:p/>
        </draw:line>
        <draw:line draw:style-name="gr164" draw:text-style-name="P2" draw:layer="layout" svg:x1="19.234cm" svg:y1="10.152cm" svg:x2="19.234cm" svg:y2="9.898cm">
          <text:p/>
        </draw:line>
        <draw:line draw:style-name="gr165" draw:text-style-name="P2" draw:layer="layout" svg:x1="18.234cm" svg:y1="10.152cm" svg:x2="18.234cm" svg:y2="9.898cm">
          <text:p/>
        </draw:line>
        <draw:line draw:style-name="gr166" draw:text-style-name="P2" draw:layer="layout" svg:x1="17.234cm" svg:y1="10.152cm" svg:x2="17.234cm" svg:y2="9.898cm">
          <text:p/>
        </draw:line>
        <draw:line draw:style-name="gr167" draw:text-style-name="P2" draw:layer="layout" svg:x1="16.234cm" svg:y1="10.152cm" svg:x2="16.234cm" svg:y2="9.898cm">
          <text:p/>
        </draw:line>
        <draw:line draw:style-name="gr168" draw:text-style-name="P2" draw:layer="layout" svg:x1="15.234cm" svg:y1="10.152cm" svg:x2="15.234cm" svg:y2="9.898cm">
          <text:p/>
        </draw:line>
        <draw:line draw:style-name="gr169" draw:text-style-name="P2" draw:layer="layout" svg:x1="14.234cm" svg:y1="10.152cm" svg:x2="14.234cm" svg:y2="9.898cm">
          <text:p/>
        </draw:line>
        <draw:line draw:style-name="gr170" draw:text-style-name="P2" draw:layer="layout" svg:x1="14.234cm" svg:y1="4.198cm" svg:x2="14.234cm" svg:y2="17.198cm">
          <text:p/>
        </draw:line>
        <draw:line draw:style-name="gr171" draw:text-style-name="P2" draw:layer="layout" svg:x1="15.234cm" svg:y1="4.198cm" svg:x2="15.234cm" svg:y2="17.198cm">
          <text:p/>
        </draw:line>
        <draw:line draw:style-name="gr172" draw:text-style-name="P2" draw:layer="layout" svg:x1="16.234cm" svg:y1="4.198cm" svg:x2="16.234cm" svg:y2="17.198cm">
          <text:p/>
        </draw:line>
        <draw:line draw:style-name="gr173" draw:text-style-name="P2" draw:layer="layout" svg:x1="17.234cm" svg:y1="4.198cm" svg:x2="17.234cm" svg:y2="17.198cm">
          <text:p/>
        </draw:line>
        <draw:line draw:style-name="gr174" draw:text-style-name="P2" draw:layer="layout" svg:x1="18.234cm" svg:y1="4.198cm" svg:x2="18.234cm" svg:y2="17.198cm">
          <text:p/>
        </draw:line>
        <draw:line draw:style-name="gr175" draw:text-style-name="P2" draw:layer="layout" svg:x1="19.234cm" svg:y1="4.198cm" svg:x2="19.234cm" svg:y2="17.198cm">
          <text:p/>
        </draw:line>
        <draw:line draw:style-name="gr176" draw:text-style-name="P2" draw:layer="layout" svg:x1="20.234cm" svg:y1="4.198cm" svg:x2="20.234cm" svg:y2="17.198cm">
          <text:p/>
        </draw:line>
        <draw:line draw:style-name="gr177" draw:text-style-name="P2" draw:layer="layout" svg:x1="12.234cm" svg:y1="4.198cm" svg:x2="12.234cm" svg:y2="17.198cm">
          <text:p/>
        </draw:line>
        <draw:line draw:style-name="gr178" draw:text-style-name="P2" draw:layer="layout" svg:x1="21.234cm" svg:y1="4.198cm" svg:x2="21.234cm" svg:y2="17.198cm">
          <text:p/>
        </draw:line>
        <draw:frame draw:style-name="gr179" draw:text-style-name="P4" draw:layer="layout" svg:width="0.815cm" svg:height="0.64cm" svg:x="11.634cm" svg:y="10.098cm">
          <draw:text-box>
            <text:p text:style-name="P3"><text:span text:style-name="T1">-1</text:span></text:p>
          </draw:text-box>
        </draw:frame>
        <draw:frame draw:style-name="gr180" draw:text-style-name="P4" draw:layer="layout" svg:width="0.697cm" svg:height="0.64cm" svg:x="13.735cm" svg:y="10.098cm">
          <draw:text-box>
            <text:p text:style-name="P3"><text:span text:style-name="T1">1</text:span></text:p>
          </draw:text-box>
        </draw:frame>
        <draw:frame draw:style-name="gr181" draw:text-style-name="P4" draw:layer="layout" svg:width="0.697cm" svg:height="0.64cm" svg:x="14.736cm" svg:y="10.098cm">
          <draw:text-box>
            <text:p text:style-name="P3"><text:span text:style-name="T1">2</text:span></text:p>
          </draw:text-box>
        </draw:frame>
        <draw:frame draw:style-name="gr182" draw:text-style-name="P4" draw:layer="layout" svg:width="0.697cm" svg:height="0.64cm" svg:x="15.734cm" svg:y="10.058cm">
          <draw:text-box>
            <text:p text:style-name="P3"><text:span text:style-name="T1">3</text:span></text:p>
          </draw:text-box>
        </draw:frame>
        <draw:frame draw:style-name="gr183" draw:text-style-name="P4" draw:layer="layout" svg:width="0.697cm" svg:height="0.64cm" svg:x="16.738cm" svg:y="10.098cm">
          <draw:text-box>
            <text:p text:style-name="P3"><text:span text:style-name="T1">4</text:span></text:p>
          </draw:text-box>
        </draw:frame>
        <draw:frame draw:style-name="gr184" draw:text-style-name="P4" draw:layer="layout" svg:width="0.697cm" svg:height="0.64cm" svg:x="17.739cm" svg:y="10.098cm">
          <draw:text-box>
            <text:p text:style-name="P3"><text:span text:style-name="T1">5</text:span></text:p>
          </draw:text-box>
        </draw:frame>
        <draw:frame draw:style-name="gr185" draw:text-style-name="P4" draw:layer="layout" svg:width="0.697cm" svg:height="0.64cm" svg:x="18.74cm" svg:y="10.098cm">
          <draw:text-box>
            <text:p text:style-name="P3"><text:span text:style-name="T1">6</text:span></text:p>
          </draw:text-box>
        </draw:frame>
        <draw:frame draw:style-name="gr186" draw:text-style-name="P4" draw:layer="layout" svg:width="0.697cm" svg:height="0.64cm" svg:x="19.741cm" svg:y="10.098cm">
          <draw:text-box>
            <text:p text:style-name="P3"><text:span text:style-name="T1">6</text:span></text:p>
          </draw:text-box>
        </draw:frame>
        <draw:frame draw:style-name="gr187" draw:text-style-name="P4" draw:layer="layout" svg:width="0.697cm" svg:height="0.64cm" svg:x="20.742cm" svg:y="10.098cm">
          <draw:text-box>
            <text:p text:style-name="P3"><text:span text:style-name="T1">7</text:span></text:p>
          </draw:text-box>
        </draw:frame>
        <draw:frame draw:style-name="gr188" draw:text-style-name="P4" draw:layer="layout" svg:width="0.815cm" svg:height="0.64cm" svg:x="10.643cm" svg:y="10.098cm">
          <draw:text-box>
            <text:p text:style-name="P3"><text:span text:style-name="T1">-2</text:span></text:p>
          </draw:text-box>
        </draw:frame>
        <draw:frame draw:style-name="gr189" draw:text-style-name="P4" draw:layer="layout" svg:width="0.815cm" svg:height="0.64cm" svg:x="9.644cm" svg:y="10.098cm">
          <draw:text-box>
            <text:p text:style-name="P3"><text:span text:style-name="T1">-3</text:span></text:p>
          </draw:text-box>
        </draw:frame>
        <draw:frame draw:style-name="gr190" draw:text-style-name="P4" draw:layer="layout" svg:width="0.815cm" svg:height="0.64cm" svg:x="8.645cm" svg:y="10.098cm">
          <draw:text-box>
            <text:p text:style-name="P3"><text:span text:style-name="T1">-4</text:span></text:p>
          </draw:text-box>
        </draw:frame>
        <draw:frame draw:style-name="gr191" draw:text-style-name="P4" draw:layer="layout" svg:width="0.815cm" svg:height="0.64cm" svg:x="7.646cm" svg:y="10.098cm">
          <draw:text-box>
            <text:p text:style-name="P3"><text:span text:style-name="T1">-5</text:span></text:p>
          </draw:text-box>
        </draw:frame>
        <draw:frame draw:style-name="gr192" draw:text-style-name="P4" draw:layer="layout" svg:width="0.815cm" svg:height="0.64cm" svg:x="6.647cm" svg:y="10.098cm">
          <draw:text-box>
            <text:p text:style-name="P3"><text:span text:style-name="T1">-6</text:span></text:p>
          </draw:text-box>
        </draw:frame>
        <draw:frame draw:style-name="gr193" draw:text-style-name="P4" draw:layer="layout" svg:width="0.815cm" svg:height="0.64cm" svg:x="5.648cm" svg:y="10.098cm">
          <draw:text-box>
            <text:p text:style-name="P3"><text:span text:style-name="T1">-7</text:span></text:p>
          </draw:text-box>
        </draw:frame>
        <draw:frame draw:style-name="gr194" draw:text-style-name="P4" draw:layer="layout" svg:width="0.815cm" svg:height="0.64cm" svg:x="4.649cm" svg:y="10.098cm">
          <draw:text-box>
            <text:p text:style-name="P3"><text:span text:style-name="T1">-8</text:span></text:p>
          </draw:text-box>
        </draw:frame>
        <draw:frame draw:style-name="gr195" draw:text-style-name="P4" draw:layer="layout" svg:width="0.697cm" svg:height="0.64cm" svg:x="12.734cm" svg:y="9.098cm">
          <draw:text-box>
            <text:p text:style-name="P3"><text:span text:style-name="T1">1</text:span></text:p>
          </draw:text-box>
        </draw:frame>
        <draw:frame draw:style-name="gr196" draw:text-style-name="P4" draw:layer="layout" svg:width="0.697cm" svg:height="0.64cm" svg:x="12.735cm" svg:y="8.098cm">
          <draw:text-box>
            <text:p text:style-name="P3"><text:span text:style-name="T1">2</text:span></text:p>
          </draw:text-box>
        </draw:frame>
        <draw:frame draw:style-name="gr197" draw:text-style-name="P4" draw:layer="layout" svg:width="0.697cm" svg:height="0.64cm" svg:x="12.736cm" svg:y="7.098cm">
          <draw:text-box>
            <text:p text:style-name="P3"><text:span text:style-name="T1">3</text:span></text:p>
          </draw:text-box>
        </draw:frame>
        <draw:frame draw:style-name="gr198" draw:text-style-name="P4" draw:layer="layout" svg:width="0.697cm" svg:height="0.64cm" svg:x="12.737cm" svg:y="6.098cm">
          <draw:text-box>
            <text:p text:style-name="P3"><text:span text:style-name="T1">4</text:span></text:p>
          </draw:text-box>
        </draw:frame>
        <draw:frame draw:style-name="gr199" draw:text-style-name="P4" draw:layer="layout" svg:width="0.697cm" svg:height="0.64cm" svg:x="12.738cm" svg:y="5.098cm">
          <draw:text-box>
            <text:p text:style-name="P3"><text:span text:style-name="T1">5</text:span></text:p>
          </draw:text-box>
        </draw:frame>
        <draw:frame draw:style-name="gr200" draw:text-style-name="P4" draw:layer="layout" svg:width="0.697cm" svg:height="0.64cm" svg:x="12.739cm" svg:y="4.098cm">
          <draw:text-box>
            <text:p text:style-name="P3"><text:span text:style-name="T1">6</text:span></text:p>
          </draw:text-box>
        </draw:frame>
        <draw:frame draw:style-name="gr201" draw:text-style-name="P4" draw:layer="layout" svg:width="0.697cm" svg:height="0.64cm" svg:x="12.735cm" svg:y="10.098cm">
          <draw:text-box>
            <text:p text:style-name="P3"><text:span text:style-name="T1">0</text:span></text:p>
          </draw:text-box>
        </draw:frame>
        <draw:frame draw:style-name="gr202" draw:text-style-name="P4" draw:layer="layout" svg:width="0.815cm" svg:height="0.64cm" svg:x="12.636cm" svg:y="11.098cm">
          <draw:text-box>
            <text:p text:style-name="P3"><text:span text:style-name="T1">-1</text:span></text:p>
          </draw:text-box>
        </draw:frame>
        <draw:frame draw:style-name="gr203" draw:text-style-name="P4" draw:layer="layout" svg:width="0.815cm" svg:height="0.64cm" svg:x="12.637cm" svg:y="12.098cm">
          <draw:text-box>
            <text:p text:style-name="P3"><text:span text:style-name="T1">-2</text:span></text:p>
          </draw:text-box>
        </draw:frame>
        <draw:frame draw:style-name="gr204" draw:text-style-name="P4" draw:layer="layout" svg:width="0.815cm" svg:height="0.64cm" svg:x="12.638cm" svg:y="13.098cm">
          <draw:text-box>
            <text:p text:style-name="P3"><text:span text:style-name="T1">-3</text:span></text:p>
          </draw:text-box>
        </draw:frame>
        <draw:frame draw:style-name="gr205" draw:text-style-name="P4" draw:layer="layout" svg:width="0.815cm" svg:height="0.64cm" svg:x="12.639cm" svg:y="14.098cm">
          <draw:text-box>
            <text:p text:style-name="P3"><text:span text:style-name="T1">-4</text:span></text:p>
          </draw:text-box>
        </draw:frame>
        <draw:frame draw:style-name="gr206" draw:text-style-name="P4" draw:layer="layout" svg:width="0.815cm" svg:height="0.64cm" svg:x="12.64cm" svg:y="15.098cm">
          <draw:text-box>
            <text:p text:style-name="P3"><text:span text:style-name="T1">-5</text:span></text:p>
          </draw:text-box>
        </draw:frame>
        <draw:frame draw:style-name="gr207" draw:text-style-name="P4" draw:layer="layout" svg:width="0.815cm" svg:height="0.64cm" svg:x="12.641cm" svg:y="16.098cm">
          <draw:text-box>
            <text:p text:style-name="P3"><text:span text:style-name="T1">-6</text:span></text:p>
          </draw:text-box>
        </draw:frame>
        <draw:frame draw:style-name="gr208" draw:text-style-name="P4" draw:layer="layout" svg:width="0.815cm" svg:height="0.64cm" svg:x="12.642cm" svg:y="17.098cm">
          <draw:text-box>
            <text:p text:style-name="P3"><text:span text:style-name="T1">-7</text:span></text:p>
          </draw:text-box>
        </draw:frame>
        <draw:frame draw:style-name="gr209" draw:layer="layout" svg:width="0.858cm" svg:height="0.963cm" svg:x="9.9cm" svg:y="7.538cm">
          <draw:text-box>
            <text:p>。</text:p>
          </draw:text-box>
        </draw:frame>
        <draw:frame draw:style-name="gr210" draw:layer="layout" svg:width="1.031cm" svg:height="0.963cm" svg:x="9.4cm" svg:y="7.3cm">
          <draw:text-box>
            <text:p>M</text:p>
          </draw:text-box>
        </draw:frame>
        <draw:frame draw:style-name="gr209" draw:layer="layout" svg:width="0.858cm" svg:height="0.963cm" svg:x="13.9cm" svg:y="9.5cm">
          <draw:text-box>
            <text:p>。</text:p>
          </draw:text-box>
        </draw:frame>
        <draw:frame draw:style-name="gr4" draw:layer="layout" svg:width="0.959cm" svg:height="0.963cm" svg:x="14.1cm" svg:y="9.333cm">
          <draw:text-box>
            <text:p>N</text:p>
          </draw:text-box>
        </draw:frame>
        <draw:line draw:style-name="gr1" draw:text-style-name="P1" draw:layer="layout" svg:x1="10.2cm" svg:y1="8.2cm" svg:x2="14.2cm" svg:y2="10.2cm">
          <text:p/>
        </draw:lin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211" draw:text-style-name="P2" draw:layer="layout" svg:x1="13.234cm" svg:y1="18.2cm" svg:x2="13.234cm" svg:y2="2.198cm">
          <text:p/>
        </draw:line>
        <draw:line draw:style-name="gr212" draw:text-style-name="P2" draw:layer="layout" svg:x1="4.235cm" svg:y1="10.198cm" svg:x2="23.234cm" svg:y2="10.198cm">
          <text:p/>
        </draw:line>
        <draw:frame draw:style-name="gr213" draw:text-style-name="P4" draw:layer="layout" svg:width="0.697cm" svg:height="0.64cm" svg:x="13.735cm" svg:y="10.098cm">
          <draw:text-box>
            <text:p text:style-name="P3"><text:span text:style-name="T1">1</text:span></text:p>
          </draw:text-box>
        </draw:frame>
        <draw:frame draw:style-name="gr214" draw:text-style-name="P4" draw:layer="layout" svg:width="0.697cm" svg:height="0.64cm" svg:x="12.734cm" svg:y="9.098cm">
          <draw:text-box>
            <text:p text:style-name="P3"><text:span text:style-name="T1">1</text:span></text:p>
          </draw:text-box>
        </draw:frame>
        <draw:frame draw:style-name="gr215" draw:text-style-name="P6" draw:layer="layout" svg:width="1.916cm" svg:height="0.725cm" svg:x="8.4cm" svg:y="10.3cm">
          <draw:text-box>
            <text:p><text:span text:style-name="T2">A(-4, 0)</text:span></text:p>
          </draw:text-box>
        </draw:frame>
        <draw:frame draw:style-name="gr216" draw:text-style-name="P6" draw:layer="layout" svg:width="1.776cm" svg:height="0.725cm" svg:x="13.2cm" svg:y="8.501cm">
          <draw:text-box>
            <text:p><text:span text:style-name="T2">B(0, b)</text:span></text:p>
          </draw:text-box>
        </draw:frame>
        <draw:frame draw:style-name="gr217" draw:text-style-name="P6" draw:layer="layout" svg:width="1.738cm" svg:height="0.725cm" svg:x="10.701cm" svg:y="3.902cm">
          <draw:text-box>
            <text:p><text:span text:style-name="T2">C(x, y)</text:span></text:p>
          </draw:text-box>
        </draw:frame>
        <draw:line draw:style-name="gr1" draw:text-style-name="P1" draw:layer="layout" svg:x1="9.3cm" svg:y1="10.2cm" svg:x2="13.3cm" svg:y2="8.7cm">
          <text:p/>
        </draw:line>
        <draw:line draw:style-name="gr1" draw:text-style-name="P1" draw:layer="layout" svg:x1="13.3cm" svg:y1="8.8cm" svg:x2="11.8cm" svg:y2="4.8cm">
          <text:p/>
        </draw:line>
        <draw:frame draw:style-name="gr218" draw:text-style-name="P6" draw:layer="layout" svg:width="0.832cm" svg:height="0.725cm" svg:x="12.4cm" svg:y="10.301cm">
          <draw:text-box>
            <text:p><text:span text:style-name="T2">O</text:span></text:p>
          </draw:text-box>
        </draw:frame>
        <draw:line draw:style-name="gr219" draw:text-style-name="P1" draw:layer="layout" svg:x1="11.8cm" svg:y1="4.8cm" svg:x2="13.3cm" svg:y2="4.8cm">
          <text:p/>
        </draw:line>
        <draw:frame draw:style-name="gr220" draw:text-style-name="P6" draw:layer="layout" svg:width="1.768cm" svg:height="0.725cm" svg:x="13.201cm" svg:y="4.403cm">
          <draw:text-box>
            <text:p><text:span text:style-name="T2">D(0, y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21" draw:layer="layout" svg:width="23.883cm" svg:height="13.067cm" svg:x="2.117cm" svg:y="2cm">
          <draw:text-box>
            <text:p/>
            <text:p/>
          </draw:text-box>
        </draw:frame>
        <draw:line draw:style-name="gr222" draw:text-style-name="P2" draw:layer="layout" svg:x1="13.489cm" svg:y1="18.393cm" svg:x2="13.489cm" svg:y2="2.391cm">
          <text:p/>
        </draw:line>
        <draw:line draw:style-name="gr223" draw:text-style-name="P2" draw:layer="layout" svg:x1="4.49cm" svg:y1="10.391cm" svg:x2="23.489cm" svg:y2="10.391cm">
          <text:p/>
        </draw:line>
        <draw:frame draw:style-name="gr224" draw:text-style-name="P4" draw:layer="layout" svg:width="0.697cm" svg:height="0.64cm" svg:x="13.99cm" svg:y="10.291cm">
          <draw:text-box>
            <text:p text:style-name="P3"><text:span text:style-name="T1">1</text:span></text:p>
          </draw:text-box>
        </draw:frame>
        <draw:frame draw:style-name="gr225" draw:text-style-name="P4" draw:layer="layout" svg:width="0.697cm" svg:height="0.64cm" svg:x="12.989cm" svg:y="9.291cm">
          <draw:text-box>
            <text:p text:style-name="P3"><text:span text:style-name="T1">1</text:span></text:p>
          </draw:text-box>
        </draw:frame>
        <draw:frame draw:style-name="gr226" draw:text-style-name="P7" draw:layer="layout" svg:width="1.916cm" svg:height="0.725cm" svg:x="8.655cm" svg:y="10.493cm">
          <draw:text-box>
            <text:p text:style-name="P3"><text:span text:style-name="T3">A(-4, 0)</text:span></text:p>
          </draw:text-box>
        </draw:frame>
        <draw:frame draw:style-name="gr227" draw:text-style-name="P7" draw:layer="layout" svg:width="1.776cm" svg:height="0.725cm" svg:x="13.455cm" svg:y="6.094cm">
          <draw:text-box>
            <text:p text:style-name="P3"><text:span text:style-name="T3">B(0, b)</text:span></text:p>
          </draw:text-box>
        </draw:frame>
        <draw:line draw:style-name="gr228" draw:text-style-name="P2" draw:layer="layout" svg:x1="9.555cm" svg:y1="10.393cm" svg:x2="13.5cm" svg:y2="6.5cm">
          <text:p/>
        </draw:line>
        <draw:frame draw:style-name="gr229" draw:text-style-name="P7" draw:layer="layout" svg:width="0.832cm" svg:height="0.725cm" svg:x="12.655cm" svg:y="10.294cm">
          <draw:text-box>
            <text:p text:style-name="P3"><text:span text:style-name="T3">O</text:span></text:p>
          </draw:text-box>
        </draw:frame>
        <draw:line draw:style-name="gr230" draw:text-style-name="P1" draw:layer="layout" svg:x1="9.5cm" svg:y1="10.5cm" svg:x2="9.5cm" svg:y2="6.5cm">
          <text:p/>
        </draw:line>
        <draw:line draw:style-name="gr230" draw:text-style-name="P1" draw:layer="layout" svg:x1="13.5cm" svg:y1="6.5cm" svg:x2="9.5cm" svg:y2="6.5cm">
          <text:p/>
        </draw:line>
        <draw:line draw:style-name="gr230" draw:text-style-name="P1" draw:layer="layout" svg:x1="9.5cm" svg:y1="10.5cm" svg:x2="11.5cm" svg:y2="12.5cm">
          <text:p/>
        </draw:line>
        <draw:line draw:style-name="gr230" draw:text-style-name="P1" draw:layer="layout" svg:x1="13.5cm" svg:y1="10.5cm" svg:x2="11.5cm" svg:y2="12.5cm">
          <text:p/>
        </draw:line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line draw:style-name="gr231" draw:text-style-name="P2" draw:layer="layout" svg:x1="13.234cm" svg:y1="18.2cm" svg:x2="13.234cm" svg:y2="2.198cm">
          <text:p/>
        </draw:line>
        <draw:line draw:style-name="gr232" draw:text-style-name="P2" draw:layer="layout" svg:x1="4.235cm" svg:y1="10.198cm" svg:x2="23.234cm" svg:y2="10.198cm">
          <text:p/>
        </draw:line>
        <draw:frame draw:style-name="gr233" draw:text-style-name="P4" draw:layer="layout" svg:width="0.697cm" svg:height="0.64cm" svg:x="13.735cm" svg:y="10.098cm">
          <draw:text-box>
            <text:p text:style-name="P8"><text:span text:style-name="T1">1</text:span></text:p>
          </draw:text-box>
        </draw:frame>
        <draw:frame draw:style-name="gr234" draw:text-style-name="P4" draw:layer="layout" svg:width="0.697cm" svg:height="0.64cm" svg:x="12.734cm" svg:y="9.098cm">
          <draw:text-box>
            <text:p text:style-name="P8"><text:span text:style-name="T1">1</text:span></text:p>
          </draw:text-box>
        </draw:frame>
        <draw:frame draw:style-name="gr215" draw:text-style-name="P6" draw:layer="layout" svg:width="1.916cm" svg:height="0.725cm" svg:x="8.4cm" svg:y="10.3cm">
          <draw:text-box>
            <text:p text:style-name="P9"><text:span text:style-name="T2">A(-4, 0)</text:span></text:p>
          </draw:text-box>
        </draw:frame>
        <draw:frame draw:style-name="gr216" draw:text-style-name="P6" draw:layer="layout" svg:width="1.776cm" svg:height="0.725cm" svg:x="13.2cm" svg:y="8.501cm">
          <draw:text-box>
            <text:p text:style-name="P9"><text:span text:style-name="T2">B(0, b)</text:span></text:p>
          </draw:text-box>
        </draw:frame>
        <draw:frame draw:style-name="gr217" draw:text-style-name="P6" draw:layer="layout" svg:width="1.738cm" svg:height="0.725cm" svg:x="10.701cm" svg:y="3.902cm">
          <draw:text-box>
            <text:p text:style-name="P9"><text:span text:style-name="T2">C(x, y)</text:span></text:p>
          </draw:text-box>
        </draw:frame>
        <draw:line draw:style-name="gr1" draw:text-style-name="P1" draw:layer="layout" svg:x1="9.3cm" svg:y1="10.2cm" svg:x2="13.3cm" svg:y2="8.7cm">
          <text:p/>
        </draw:line>
        <draw:line draw:style-name="gr1" draw:text-style-name="P1" draw:layer="layout" svg:x1="13.3cm" svg:y1="8.8cm" svg:x2="11.8cm" svg:y2="4.8cm">
          <text:p/>
        </draw:line>
        <draw:frame draw:style-name="gr218" draw:text-style-name="P6" draw:layer="layout" svg:width="0.832cm" svg:height="0.725cm" svg:x="12.4cm" svg:y="10.301cm">
          <draw:text-box>
            <text:p text:style-name="P9"><text:span text:style-name="T2">O</text:span></text:p>
          </draw:text-box>
        </draw:frame>
        <draw:line draw:style-name="gr219" draw:text-style-name="P1" draw:layer="layout" svg:x1="11.8cm" svg:y1="4.8cm" svg:x2="13.3cm" svg:y2="4.8cm">
          <text:p/>
        </draw:line>
        <draw:frame draw:style-name="gr220" draw:text-style-name="P6" draw:layer="layout" svg:width="1.768cm" svg:height="0.725cm" svg:x="13.201cm" svg:y="4.403cm">
          <draw:text-box>
            <text:p text:style-name="P9"><text:span text:style-name="T2">D(0, y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55M4S</meta:editing-duration>
    <meta:editing-cycles>34</meta:editing-cycles>
    <meta:generator>OpenOffice/4.1.15$Win32 OpenOffice.org_project/4115m2$Build-9813</meta:generator>
    <dc:date>2025-12-01T09:37:24.03</dc:date>
    <meta:document-statistic meta:object-count="324"/>
  </office:meta>
</office:document-meta>
</file>